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7a7e85" style:font-name="JetBrains Mono" fo:font-size="9.80000019073486pt" fo:background-color="#1e1f22"/>
    </style:style>
    <style:style style:name="P2" style:family="paragraph" style:parent-style-name="Preformatted_20_Text">
      <style:text-properties fo:color="#bcbec4" style:font-name="JetBrains Mono" fo:font-size="9.80000019073486pt" fo:background-color="#1e1f22"/>
    </style:style>
    <style:style style:name="P3" style:family="paragraph" style:parent-style-name="Preformatted_20_Text">
      <style:text-properties fo:color="#bcbec4" fo:background-color="#1e1f22"/>
    </style:style>
    <style:style style:name="P4" style:family="paragraph" style:parent-style-name="Preformatted_20_Text">
      <style:paragraph-properties fo:margin-top="0in" fo:margin-bottom="0.1965in"/>
      <style:text-properties fo:color="#bcbec4" style:font-name="JetBrains Mono" fo:font-size="9.80000019073486pt" fo:background-color="#1e1f22"/>
    </style:style>
    <style:style style:name="T1" style:family="text">
      <style:text-properties fo:color="#6aab73"/>
    </style:style>
    <style:style style:name="T2" style:family="text">
      <style:text-properties fo:color="#6aab73" style:font-name="JetBrains Mono" fo:font-size="9.80000019073486pt"/>
    </style:style>
    <style:style style:name="T3" style:family="text">
      <style:text-properties fo:color="#8888c6"/>
    </style:style>
    <style:style style:name="T4" style:family="text">
      <style:text-properties fo:color="#2aacb8"/>
    </style:style>
    <style:style style:name="T5" style:family="text">
      <style:text-properties fo:color="#2aacb8" style:font-name="JetBrains Mono" fo:font-size="9.80000019073486pt"/>
    </style:style>
    <style:style style:name="T6" style:family="text">
      <style:text-properties fo:color="#7a7e85"/>
    </style:style>
    <style:style style:name="T7" style:family="text">
      <style:text-properties fo:color="#cf8e6d"/>
    </style:style>
    <style:style style:name="T8" style:family="text">
      <style:text-properties style:font-name="JetBrains Mono" fo:font-size="9.8000001907348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 1;-</text:p>
      <text:p text:style-name="Standard">Do the following in sequence and record the results in a single program Create a list with 5 different types of fruits. Print the list. Add two more fruits to the list, then remove one fruit from it. Print the updated list. Access the second and fourth fruits in the list. Print them. Slice the list to get the first three fruits and print the result. Find and print the length of your list. </text:p>
      <text:p text:style-name="Standard"/>
      <text:p text:style-name="P1"># Step 1: Create a list with 5 different types of fruits and print it</text:p>
      <text:p text:style-name="P2">fruits = [<text:span text:style-name="T1">"apple"</text:span>, <text:span text:style-name="T1">"banana"</text:span>, <text:span text:style-name="T1">"cherry"</text:span>, <text:span text:style-name="T1">"mango"</text:span>, <text:span text:style-name="T1">"kiwi"</text:span>]</text:p>
      <text:p text:style-name="P2"><text:span text:style-name="T3">print</text:span>(<text:span text:style-name="T1">"list of fruits:"</text:span>, fruits)</text:p>
      <text:p text:style-name="P2"/>
      <text:p text:style-name="P1"># Step 2: Add two more fruits to the list, remove one, and print the updated list</text:p>
      <text:p text:style-name="P2">fruits.append(<text:span text:style-name="T1">"fig"</text:span>)</text:p>
      <text:p text:style-name="P2">fruits.append(<text:span text:style-name="T1">"grape"</text:span>)</text:p>
      <text:p text:style-name="P2">fruits.remove(<text:span text:style-name="T1">"mango"</text:span>)</text:p>
      <text:p text:style-name="P2"><text:span text:style-name="T3">print</text:span>(<text:span text:style-name="T1">"Updated list of fruits:"</text:span>, fruits)</text:p>
      <text:p text:style-name="P2"/>
      <text:p text:style-name="P1"># Step 3: Access the second and fourth fruits in the list and print them</text:p>
      <text:p text:style-name="P2">second_fruit = fruits[<text:span text:style-name="T4">1</text:span>] <text:s/><text:span text:style-name="T6"># Index 1</text:span></text:p>
      <text:p text:style-name="P2">fourth_fruit = fruits[<text:span text:style-name="T4">3</text:span>] <text:s/><text:span text:style-name="T6"># Index 3</text:span></text:p>
      <text:p text:style-name="P2"><text:span text:style-name="T3">print</text:span>(<text:span text:style-name="T1">"Second fruit:"</text:span>, second_fruit)</text:p>
      <text:p text:style-name="P2"><text:span text:style-name="T3">print</text:span>(<text:span text:style-name="T1">"Fourth fruit:"</text:span>, fourth_fruit)</text:p>
      <text:p text:style-name="P2"/>
      <text:p text:style-name="P1"># Step 4: Slice the list to get the first three fruits and print the result</text:p>
      <text:p text:style-name="P2">first_three_fruits = fruits[:<text:span text:style-name="T4">3</text:span>]</text:p>
      <text:p text:style-name="P2"><text:span text:style-name="T3">print</text:span>(<text:span text:style-name="T1">"First three fruits:"</text:span>, first_three_fruits)</text:p>
      <text:p text:style-name="P2"/>
      <text:p text:style-name="P1"># Step 5: Find and print the length of the list</text:p>
      <text:p text:style-name="P2">length_of_list = <text:span text:style-name="T3">len</text:span>(fruits)</text:p>
      <text:p text:style-name="P4"><text:span text:style-name="T3">print</text:span>(<text:span text:style-name="T1">"Length of the list:"</text:span>, length_of_list)</text:p>
      <text:p text:style-name="Standard"/>
      <text:p text:style-name="Standard">OUTPUT:-</text:p>
      <text:p text:style-name="Standard">list of fruits: ['apple', 'banana', 'cherry', 'mango', 'kiwi']</text:p>
      <text:p text:style-name="Standard">Updated list of fruits: ['apple', 'banana', 'cherry', 'kiwi', 'fig', 'grape']</text:p>
      <text:p text:style-name="Standard">Second fruit: banana</text:p>
      <text:p text:style-name="Standard">Fourth fruit: kiwi</text:p>
      <text:p text:style-name="Standard">First three fruits: ['apple', 'banana', 'cherry']</text:p>
      <text:p text:style-name="Standard">Length of the list: 6</text:p>
      <text:p text:style-name="Standard"/>
      <text:p text:style-name="Standard"/>
      <text:p text:style-name="Standard"/>
      <text:p text:style-name="Standard"><text:s/></text:p>
      <text:p text:style-name="Standard">QUESTION 2:-</text:p>
      <text:p text:style-name="Standard"/>
      <text:p text:style-name="Standard"/>
      <text:p text:style-name="Standard">Do the following in sequence and record the results in a single program Create a tuple with the names of 3 different cities you’d like to visit. Print the tuple.: Access and print the first and last elements of the tuple.: Create another tuple with 2 more cities. Concatenate both tuples and print the result. Try changing one element of the tuple. What happens? Unpack the elements of the tuple into separate variables and print them </text:p>
      <text:p text:style-name="Standard"/>
      <text:p text:style-name="Standard"/>
      <text:p text:style-name="Standard"/>
      <text:p text:style-name="Standard"><text:soft-page-break/></text:p>
      <text:p text:style-name="P2">cities = (<text:span text:style-name="T1">"Paris"</text:span>, <text:span text:style-name="T1">"Tokyo"</text:span>, <text:span text:style-name="T1">"New York"</text:span>)</text:p>
      <text:p text:style-name="P2"><text:span text:style-name="T3">print</text:span>(<text:span text:style-name="T1">"Original tuple of cities:"</text:span>, cities)</text:p>
      <text:p text:style-name="P2"/>
      <text:p text:style-name="P1"># Step 2: Access and print the first and last elements</text:p>
      <text:p text:style-name="P2">first_city = cities[<text:span text:style-name="T4">0</text:span>]</text:p>
      <text:p text:style-name="P2">last_city = cities[-<text:span text:style-name="T4">1</text:span>]</text:p>
      <text:p text:style-name="P2"><text:span text:style-name="T3">print</text:span>(<text:span text:style-name="T1">"First city:"</text:span>, first_city)</text:p>
      <text:p text:style-name="P2"><text:span text:style-name="T3">print</text:span>(<text:span text:style-name="T1">"Last city:"</text:span>, last_city)</text:p>
      <text:p text:style-name="P2"/>
      <text:p text:style-name="P1"># Step 3: Create another tuple with 2 more cities, concatenate, and print</text:p>
      <text:p text:style-name="P2">more_cities = (<text:span text:style-name="T1">"London"</text:span>, <text:span text:style-name="T1">"Sydney"</text:span>)</text:p>
      <text:p text:style-name="P2">all_cities = cities + more_cities</text:p>
      <text:p text:style-name="P2"><text:span text:style-name="T3">print</text:span>(<text:span text:style-name="T1">"Concatenated tuple of cities:"</text:span>, all_cities)</text:p>
      <text:p text:style-name="P2"/>
      <text:p text:style-name="P2"># Step 4: Try changing one element of the tuple </text:p>
      <text:p text:style-name="P2">cities = ("Paris", "Tokyo", "New York")<text:line-break/>cities[1] = "Berlin" </text:p>
      <text:p text:style-name="P2"/>
      <text:p text:style-name="P2"/>
      <text:p text:style-name="P1"># Step 5: Unpack the elements of the tuple into separate variables and print</text:p>
      <text:p text:style-name="P2">city1, city2, city3 = cities</text:p>
      <text:p text:style-name="P4"><text:span text:style-name="T3">print</text:span>(<text:span text:style-name="T1">"Unpacked cities:"</text:span>, city1, city2, city3)</text:p>
      <text:p text:style-name="Standard"/>
      <text:p text:style-name="Standard"/>
      <text:p text:style-name="Standard">OUTPUT:-</text:p>
      <text:p text:style-name="Standard">Original tuple of cities: ('Paris', 'Tokyo', 'New York')</text:p>
      <text:p text:style-name="Standard">First city: Paris</text:p>
      <text:p text:style-name="Standard">Last city: New York</text:p>
      <text:p text:style-name="Standard">Concatenated tuple of cities: ('Paris', 'Tokyo', 'New York', 'London', 'Sydney')</text:p>
      <text:p text:style-name="Standard">TypeError: 'tuple' object does not support item assignment </text:p>
      <text:p text:style-name="Standard">Unpacked cities: Paris Tokyo New York</text:p>
      <text:p text:style-name="Standard"/>
      <text:p text:style-name="Standard"/>
      <text:p text:style-name="Standard"/>
      <text:p text:style-name="Standard"/>
      <text:p text:style-name="Standard"/>
      <text:p text:style-name="Standard">QUESTION 3:-</text:p>
      <text:p text:style-name="Standard"/>
      <text:p text:style-name="Standard">Do the following in sequence and record the results in a single program Create a set of 5 unique colors. Print the set. Add a new color to the set, then try removing an existing color. Print the updated set. Create another set with 3 different colors. Find the intersection, union, and difference between both sets. Check if a specific color is in the set and print the result. Convert a list of fruits (with some duplicates) into a set and print the unique fruits. </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Step 1: Create a set of 5 unique colors and print it</text:p>
      <text:p text:style-name="P2">colors = {<text:span text:style-name="T1">"red"</text:span>, <text:span text:style-name="T1">"blue"</text:span>, <text:span text:style-name="T1">"green"</text:span>, <text:span text:style-name="T1">"yellow"</text:span>, <text:span text:style-name="T1">"purple"</text:span>}</text:p>
      <text:p text:style-name="P2"><text:span text:style-name="T3">print</text:span>(<text:span text:style-name="T1">"Original set of colors:"</text:span>, colors)</text:p>
      <text:p text:style-name="P2"/>
      <text:p text:style-name="P2"/>
      <text:p text:style-name="P2"/>
      <text:p text:style-name="P1"># Step 2: Add a new color and remove an existing color</text:p>
      <text:p text:style-name="P2">colors.add(<text:span text:style-name="T1">"orange"</text:span>) <text:s text:c="5"/><text:span text:style-name="T6"># Adding a new color</text:span></text:p>
      <text:p text:style-name="P2">colors.remove(<text:span text:style-name="T1">"blue"</text:span>) <text:s text:c="4"/><text:span text:style-name="T6"># Removing an existing color</text:span></text:p>
      <text:p text:style-name="P2"><text:span text:style-name="T3">print</text:span>(<text:span text:style-name="T1">"Updated set of colors:"</text:span>, colors)</text:p>
      <text:p text:style-name="P2"/>
      <text:p text:style-name="P1"># Step 3: Create another set and perform intersection, union, and difference</text:p>
      <text:p text:style-name="P2">more_colors = {<text:span text:style-name="T1">"pink"</text:span>, <text:span text:style-name="T1">"green"</text:span>, <text:span text:style-name="T1">"black"</text:span>}</text:p>
      <text:p text:style-name="P2">intersection = colors.intersection(more_colors)</text:p>
      <text:p text:style-name="P2">union = <text:s/>colors.union(more_colors)</text:p>
      <text:p text:style-name="P2">difference = colors.difference(more_colors)</text:p>
      <text:p text:style-name="P2"><text:span text:style-name="T3">print</text:span>(<text:span text:style-name="T1">"Intersection:"</text:span>, intersection)</text:p>
      <text:p text:style-name="P2"><text:span text:style-name="T3">print</text:span>(<text:span text:style-name="T1">"Union:"</text:span>, union)</text:p>
      <text:p text:style-name="P2"><text:span text:style-name="T3">print</text:span>(<text:span text:style-name="T1">"Difference:"</text:span>, difference)</text:p>
      <text:p text:style-name="P2"/>
      <text:p text:style-name="P1"># Step 4: Check if a specific color is in the set</text:p>
      <text:p text:style-name="P2">colors = {<text:span text:style-name="T1">"red"</text:span>, <text:span text:style-name="T1">"green"</text:span>, <text:span text:style-name="T1">"yellow"</text:span>}</text:p>
      <text:p text:style-name="P1"># Check if "red" is in the set</text:p>
      <text:p text:style-name="P2"><text:span text:style-name="T3">print</text:span>(<text:span text:style-name="T1">"red" </text:span><text:span text:style-name="T7">in </text:span>colors)</text:p>
      <text:p text:style-name="P2"/>
      <text:p text:style-name="P1"># Step 5: Convert a list of fruits with duplicates into a set and print unique fruits</text:p>
      <text:p text:style-name="P2">fruits_list = [<text:span text:style-name="T1">"apple"</text:span>, <text:span text:style-name="T1">"banana"</text:span>, <text:span text:style-name="T1">"apple"</text:span>, <text:span text:style-name="T1">"cherry"</text:span>, <text:span text:style-name="T1">"banana"</text:span>, <text:span text:style-name="T1">"date"</text:span>]</text:p>
      <text:p text:style-name="P2">unique_fruits = <text:span text:style-name="T3">set</text:span>(fruits_list)</text:p>
      <text:p text:style-name="P4"><text:span text:style-name="T3">print</text:span>(<text:span text:style-name="T1">"Unique fruits from the list:"</text:span>, unique_fruits)</text:p>
      <text:p text:style-name="Standard"/>
      <text:p text:style-name="Standard">OUTPUT:-</text:p>
      <text:p text:style-name="Standard"/>
      <text:p text:style-name="Standard">Original set of colors: {'green', 'blue', 'yellow', 'purple', 'red'}</text:p>
      <text:p text:style-name="Standard">Updated set of colors: {'green', 'orange', 'yellow', 'purple', 'red'}</text:p>
      <text:p text:style-name="Standard">Intersection: {'green'}</text:p>
      <text:p text:style-name="Standard">Union: {'green', 'black', 'yellow', 'purple', 'orange', 'red', 'pink'}</text:p>
      <text:p text:style-name="Standard">Difference: {'orange', 'red', 'yellow', 'purple'}</text:p>
      <text:p text:style-name="Standard">True</text:p>
      <text:p text:style-name="Standard">Unique fruits from the list: {'apple', 'date', 'cherry', 'banana'}</text:p>
      <text:p text:style-name="Standard"/>
      <text:p text:style-name="Standard"/>
      <text:p text:style-name="Standard"/>
      <text:p text:style-name="Standard">QUESTION 4:-</text:p>
      <text:p text:style-name="Standard">Do the following in sequence and record the results in a single program Create a dictionary with your name, age, and favorite hobby as keys, and provide appropriate values. Print the dictionary. Access and print the value associated with your name in the dictionary. Add a new key-value pair for your favorite food, then update the value for your favorite hobby. Print the updated dictionary. Print all the keys and all the values in the dictionary separately. Remove the age key-value pair from the dictionary. Print the dictionary to see the change. </text:p>
      <text:p text:style-name="Standard"/>
      <text:p text:style-name="Standard"/>
      <text:p text:style-name="Standard"/>
      <text:p text:style-name="Standard"><text:soft-page-break/></text:p>
      <text:p text:style-name="P1"># Step 1: Create a dictionary with name, age, and favorite hobby</text:p>
      <text:p text:style-name="P2">my_info = {</text:p>
      <text:p text:style-name="P3"><text:s text:c="4"/><text:span text:style-name="T2">"name"</text:span><text:span text:style-name="T8">: </text:span><text:span text:style-name="T2">"Alice"</text:span><text:span text:style-name="T8">,</text:span></text:p>
      <text:p text:style-name="P3"><text:s text:c="4"/><text:span text:style-name="T2">"age"</text:span><text:span text:style-name="T8">: </text:span><text:span text:style-name="T5">25</text:span><text:span text:style-name="T8">,</text:span></text:p>
      <text:p text:style-name="P3"><text:s text:c="4"/><text:span text:style-name="T2">"favorite_hobby"</text:span><text:span text:style-name="T8">: </text:span><text:span text:style-name="T2">"painting"</text:span></text:p>
      <text:p text:style-name="P2">}</text:p>
      <text:p text:style-name="P2"><text:span text:style-name="T3">print</text:span>(<text:span text:style-name="T1">"Original dictionary:"</text:span>, my_info)</text:p>
      <text:p text:style-name="P2"/>
      <text:p text:style-name="P1"># Step 2: Access and print the value associated with the name</text:p>
      <text:p text:style-name="P2"><text:span text:style-name="T3">print</text:span>(<text:span text:style-name="T1">"Name:"</text:span>, my_info[<text:span text:style-name="T1">"name"</text:span>])</text:p>
      <text:p text:style-name="P2"/>
      <text:p text:style-name="P1"># Step 3: Add favorite food and update favorite hobby</text:p>
      <text:p text:style-name="P2">my_info[<text:span text:style-name="T1">"favorite_food"</text:span>] = <text:span text:style-name="T1">"pizza" <text:s text:c="10"/></text:span><text:span text:style-name="T6"># Add new key-value pair</text:span></text:p>
      <text:p text:style-name="P2">my_info[<text:span text:style-name="T1">"favorite_hobby"</text:span>] = <text:span text:style-name="T1">"reading" <text:s text:c="6"/></text:span><text:span text:style-name="T6"># Update existing value</text:span></text:p>
      <text:p text:style-name="P2"><text:span text:style-name="T3">print</text:span>(<text:span text:style-name="T1">"Updated dictionary:"</text:span>, my_info)</text:p>
      <text:p text:style-name="P2"/>
      <text:p text:style-name="P1"># Step 4: Print all keys and all values separately</text:p>
      <text:p text:style-name="P2"><text:span text:style-name="T3">print</text:span>(<text:span text:style-name="T1">"Keys:"</text:span>, my_info.keys())</text:p>
      <text:p text:style-name="P2"><text:span text:style-name="T3">print</text:span>(<text:span text:style-name="T1">"Values:"</text:span>, my_info.values())</text:p>
      <text:p text:style-name="P2"/>
      <text:p text:style-name="P1"># Step 5: Remove the age key-value pair and print the dictionary</text:p>
      <text:p text:style-name="P2">my_info.pop(<text:span text:style-name="T1">"age"</text:span>)</text:p>
      <text:p text:style-name="P4"><text:span text:style-name="T3">print</text:span>(<text:span text:style-name="T1">"Dictionary after removing age:"</text:span>, my_info)</text:p>
      <text:p text:style-name="Standard"/>
      <text:p text:style-name="Standard">OUTPUT:-</text:p>
      <text:p text:style-name="Standard"/>
      <text:p text:style-name="Standard">Name: Alice</text:p>
      <text:p text:style-name="Standard">Updated dictionary: {'name': 'Alice', 'age': 25, 'favorite_hobby': 'reading', 'favorite_food': 'pizza'}</text:p>
      <text:p text:style-name="Standard">Keys: dict_keys(['name', 'age', 'favorite_hobby', 'favorite_food'])</text:p>
      <text:p text:style-name="Standard">Values: dict_values(['Alice', 25, 'reading', 'pizza'])</text:p>
      <text:p text:style-name="Standard">Dictionary after removing age: {'name': 'Alice', 'favorite_hobby': 'reading', 'favorite_food': 'pizz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6-04-23T21:53:55.39</meta:creation-date>
    <meta:document-statistic meta:table-count="0" meta:image-count="0" meta:object-count="0" meta:page-count="4" meta:paragraph-count="114" meta:word-count="965" meta:character-count="6433"/>
    <dc:date>2026-04-23T22:23:43.67</dc:date>
    <meta:editing-duration>PT14M37S</meta:editing-duration>
    <meta:editing-cycles>1</meta:editing-cycles>
    <meta:generator>OpenOffice/4.1.16$Win32 OpenOffice.org_project/4116m3$Build-9816</meta:generator>
  </office:meta>
</office:document-meta>
</file>